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rame_20_contents">
      <style:text-properties style:font-name="Arial"/>
    </style:style>
    <style:style style:name="P2" style:family="paragraph" style:parent-style-name="Frame_20_contents">
      <style:paragraph-properties>
        <style:tab-stops>
          <style:tab-stop style:position="3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3" style:family="paragraph" style:parent-style-name="Fram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4" style:family="paragraph" style:parent-style-name="Frame_20_contents">
      <style:paragraph-properties>
        <style:tab-stops>
          <style:tab-stop style:position="2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P5" style:family="paragraph" style:parent-style-name="Frame_20_contents">
      <style:paragraph-properties>
        <style:tab-stops>
          <style:tab-stop style:position="2cm"/>
          <style:tab-stop style:position="4.498cm"/>
        </style:tab-stops>
      </style:paragraph-properties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P6" style:family="paragraph" style:parent-style-name="Frame_20_contents">
      <style:paragraph-properties>
        <style:tab-stops>
          <style:tab-stop style:position="2cm"/>
          <style:tab-stop style:position="4.498cm"/>
          <style:tab-stop style:position="12.462cm"/>
        </style:tab-stops>
      </style:paragraph-properties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P7" style:family="paragraph" style:parent-style-name="Frame_20_contents">
      <style:paragraph-properties>
        <style:tab-stops>
          <style:tab-stop style:position="2cm"/>
          <style:tab-stop style:position="4.498cm"/>
          <style:tab-stop style:position="12.515cm"/>
        </style:tab-stops>
      </style:paragraph-properties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P8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  <style:text-properties style:font-name="Arial" fo:font-size="7pt" style:font-size-asian="7pt" style:font-size-complex="7pt"/>
    </style:style>
    <style:style style:name="P9" style:family="paragraph" style:parent-style-name="Frame_20_contents">
      <style:paragraph-properties>
        <style:tab-stops>
          <style:tab-stop style:position="2cm"/>
          <style:tab-stop style:position="4.498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Frame_20_contents">
      <style:text-properties style:font-name="Arial" fo:font-size="9pt" style:font-size-asian="9pt" style:font-size-complex="9pt"/>
    </style:style>
    <style:style style:name="P11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P14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2.012cm"/>
          <style:tab-stop style:position="12.885cm"/>
          <style:tab-stop style:position="13.97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5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21cm"/>
          <style:tab-stop style:position="13.838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6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47cm"/>
          <style:tab-stop style:position="13.838cm"/>
          <style:tab-stop style:position="14.208cm"/>
          <style:tab-stop style:position="14.658cm"/>
          <style:tab-stop style:position="15.028cm"/>
          <style:tab-stop style:position="16.431cm" style:type="char" style:char="."/>
          <style:tab-stop style:position="18.547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7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27cm"/>
          <style:tab-stop style:position="12.435cm"/>
          <style:tab-stop style:position="12.899cm"/>
          <style:tab-stop style:position="13.203cm"/>
          <style:tab-stop style:position="13.6cm"/>
          <style:tab-stop style:position="14.199cm"/>
          <style:tab-stop style:position="14.631cm"/>
          <style:tab-stop style:position="15.028cm"/>
          <style:tab-stop style:position="16.378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fo:font-weight="bold" style:font-name-asian="Arial" style:font-size-asian="7pt" style:font-weight-asian="bold" style:font-name-complex="Arial" style:font-size-complex="7pt" style:font-weight-complex="bold"/>
    </style:style>
    <style:style style:name="T3" style:family="text">
      <style:text-properties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style:font-name-asian="Arial" style:font-size-asian="9pt" style:font-name-complex="Arial" style:font-size-complex="9pt"/>
    </style:style>
    <style:style style:name="T9" style:family="text">
      <style:text-properties fo:font-size="9pt" fo:font-weight="bold" style:font-name-asian="Arial" style:font-size-asian="9pt" style:font-weight-asian="bold" style:font-name-complex="Arial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Arial" style:font-weight-asian="normal" style:font-name-complex="Arial" style:font-weight-complex="normal"/>
    </style:style>
    <style:style style:name="T15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Arial" fo:font-size="7pt" style:font-size-asian="7pt" style:font-size-complex="7pt"/>
    </style:style>
    <style:style style:name="T17" style:family="text"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18" style:family="text">
      <style:text-properties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9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from-top" style:vertical-rel="page" style:horizontal-pos="from-left" style:horizontal-rel="page" fo:padding="0.049cm" fo:border="0.51pt solid #000000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-left="0.51pt solid #000000" fo:border-right="none" fo:border-top="none" fo:border-bottom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4" text:anchor-type="page" text:anchor-page-number="1" svg:x="1.03cm" svg:y="12.522cm" svg:width="18.925cm" svg:height="0.526cm" draw:z-index="6">
        <draw:text-box>
          <text:p text:style-name="P3">Bemerkung<text:span text:style-name="T6"><text:tab/></text:span></text:p>
        </draw:text-box>
      </draw:frame>
      <draw:frame draw:style-name="fr1" draw:name="Rahmen5" text:anchor-type="page" text:anchor-page-number="1" svg:x="1.03cm" svg:y="11.998cm" svg:width="18.925cm" svg:height="0.526cm" draw:z-index="5">
        <draw:text-box>
          <text:p text:style-name="P3">EAN-Liste<text:tab/><text:tab/><text:span text:style-name="T14">■</text:span><text:span text:style-name="T6"> 1/[Mandant.EAN]</text:span></text:p>
        </draw:text-box>
      </draw:frame>
      <draw:frame draw:style-name="fr1" draw:name="Rahmen6" text:anchor-type="page" text:anchor-page-number="1" svg:x="1.03cm" svg:y="11.474cm" svg:width="18.925cm" svg:height="0.526cm" draw:z-index="4">
        <draw:text-box>
          <text:p text:style-name="P3">Diagnose<text:tab/><text:tab/><text:span text:style-name="T14">■ </text:span><text:span text:style-name="T6"><text:s/>[F51] [F52] <text:s/><text:tab/></text:span><text:span text:style-name="T14">■ </text:span><text:span text:style-name="T6"><text:s/>[F53]</text:span></text:p>
        </draw:text-box>
      </draw:frame>
      <draw:frame draw:style-name="fr1" draw:name="Rahmen7" text:anchor-type="page" text:anchor-page-number="1" svg:x="1.03cm" svg:y="10.948cm" svg:width="18.925cm" draw:z-index="3">
        <draw:text-box fo:min-height="0.526cm">
          <text:p text:style-name="P3">Auftraggeber<text:tab/>EAN-Nr./ZSR-Nr. <text:s/><text:span text:style-name="T14">■</text:span><text:span text:style-name="T6"> [F23]/F[37]<text:tab/><text:tab/>[F38]<text:tab/><text:tab/>[F38a]</text:span></text:p>
        </draw:text-box>
      </draw:frame>
      <draw:frame draw:style-name="fr2" draw:name="Rahmen3" text:anchor-type="page" text:anchor-page-number="1" svg:x="12.952cm" svg:y="5.283cm" svg:width="5.786cm" draw:z-index="2">
        <draw:text-box fo:min-height="2.903cm">
          <text:p text:style-name="P10">[Adressat.Anschrift]</text:p>
        </draw:text-box>
      </draw:frame>
      <draw:frame draw:style-name="fr3" draw:name="Rahmen2" text:anchor-type="page" text:anchor-page-number="1" svg:x="1.03cm" svg:y="3.761cm" svg:width="18.923cm" draw:z-index="1">
        <draw:text-box fo:min-height="7.19cm">
          <text:p text:style-name="P11"><text:span text:style-name="T15">Patient</text:span><text:tab/><text:span text:style-name="T16">Name<text:tab/></text:span><text:span text:style-name="T17">■ </text:span><text:span text:style-name="T18"><text:s/>[Patient.Name]<text:tab/><text:tab/><text:tab/><text:tab/></text:span><text:span text:style-name="T17"><text:tab/>EAN-Nr.<text:tab/>■</text:span></text:p>
          <text:p text:style-name="P8"><text:tab/>Vorname<text:tab/><text:span text:style-name="T14">■ </text:span><text:span text:style-name="T6"><text:s/>[Patient.Vorname]</text:span></text:p>
          <text:p text:style-name="P8"><text:tab/>Strasse<text:tab/><text:span text:style-name="T14">■</text:span><text:span text:style-name="T6"> <text:s/>[Patient.Strasse]</text:span></text:p>
          <text:p text:style-name="P8"><text:tab/>PLZ<text:tab/><text:span text:style-name="T14">■ </text:span><text:span text:style-name="T6"><text:s/>[Patient.Plz]</text:span></text:p>
          <text:p text:style-name="P8"><text:tab/>Ort<text:tab/><text:span text:style-name="T14">■</text:span><text:span text:style-name="T6"> <text:s/>[Patient.Ort]</text:span></text:p>
          <text:p text:style-name="P8"><text:tab/>Geburtsdatum<text:tab/><text:span text:style-name="T14">■</text:span><text:span text:style-name="T6"> <text:s/>[Patient.Geburtsdatum]</text:span></text:p>
          <text:p text:style-name="P8"><text:tab/>Geschlecht<text:tab/><text:span text:style-name="T14">■ </text:span><text:span text:style-name="T6"><text:s/>[Patient.Geschlecht]</text:span></text:p>
          <text:p text:style-name="P8"><text:tab/>Unfalldatum<text:tab/><text:span text:style-name="T14">■ </text:span><text:span text:style-name="T6"><text:s/>[F58]</text:span></text:p>
          <text:p text:style-name="P9"><text:tab/>Unfall/Verfügungsnr<text:tab/><text:span text:style-name="T14">■</text:span><text:span text:style-name="T6"> <text:s/>[Fall.Unfallnummer]</text:span></text:p>
          <text:p text:style-name="P5"><text:tab/>AHV-Nr.<text:tab/>■ <text:span text:style-name="T10"><text:s/>[F60]</text:span></text:p>
          <text:p text:style-name="P5"><text:tab/>Versicherten-Nr.<text:tab/>■<text:span text:style-name="T10"> <text:s/>[Fall.Versicherungsnummer]</text:span></text:p>
          <text:p text:style-name="P5"><text:tab/>Betriebs-Nr./Name<text:tab/>■<text:span text:style-name="T10"> <text:s/>[Fall.BetriebsNummer]</text:span></text:p>
          <text:p text:style-name="P5"><text:tab/>Kanton<text:tab/>■ <text:span text:style-name="T10"><text:s/>SH</text:span></text:p>
          <text:p text:style-name="P5"><text:tab/>Rechnungskopie<text:tab/>■ <text:span text:style-name="T10"><text:s/>[F5]</text:span></text:p>
          <text:p text:style-name="P5"><text:tab/>Vergütungsart<text:tab/>■ <text:span text:style-name="T10"><text:s/>[Fall.payment]</text:span></text:p>
          <text:p text:style-name="P5"><text:tab/>Gesetz<text:tab/>■ <text:span text:style-name="T10"><text:s/>[Fall.Gesetz]</text:span></text:p>
          <text:p text:style-name="P5"><text:tab/>Behandlungsgrund<text:tab/>■ <text:span text:style-name="T10"><text:s/>[Fall.Grund]</text:span></text:p>
          <text:p text:style-name="P6"><text:tab/>Behandung<text:tab/>■<text:span text:style-name="T10"> <text:s/>[Rechnung.RnDatumVon] – [Rechnung.RnDatumBis]<text:tab/></text:span>Rechnungsnr. <text:s/><text:tab/> <text:s text:c="2"/>■<text:span text:style-name="T10"> [Rechnung.RnNummer]</text:span></text:p>
          <text:p text:style-name="P7"><text:tab/>Erbringungsort<text:tab/>■ <text:s/><text:span text:style-name="T10">Praxis<text:tab/></text:span>Rechnungs/Mahndatum ■<text:span text:style-name="T10"> [Rechnung.RnDatum]</text:span></text:p>
        </draw:text-box>
      </draw:frame>
      <draw:frame draw:style-name="fr1" draw:name="Rahmen1" text:anchor-type="page" text:anchor-page-number="1" svg:x="1.041cm" svg:y="1.72cm" svg:width="18.919cm" draw:z-index="0">
        <draw:text-box fo:min-height="2.043cm">
          <text:p text:style-name="P1"><text:span text:style-name="T1">Dokument<text:tab/> <text:tab/> </text:span><text:span text:style-name="T3">■ <text:s text:c="2"/></text:span><text:span text:style-name="T6"><text:s/>[</text:span><text:span text:style-name="T8">F1]</text:span><text:span text:style-name="T6"><text:tab/></text:span><text:span text:style-name="T11"><text:tab/><text:tab/><text:tab/><text:tab/><text:tab/><text:tab/></text:span><text:span text:style-name="T2">Seite<text:tab/>■</text:span><text:span text:style-name="T9"> <text:s text:c="3"/></text:span><text:span text:style-name="T6">01</text:span></text:p>
          <text:p text:style-name="P2">Rechnungssteller<text:tab/><text:span text:style-name="T13">EAN-Nr.<text:tab/>■ </text:span><text:span text:style-name="T7"><text:s/>[Mandant.EAN] <text:s/>[Mandant.Name] [Mandant.Vorname] <text:s text:c="15"/>Rietstrasse 30 <text:s text:c="13"/>8200 Schaffhausen</text:span></text:p>
          <text:p text:style-name="P2"><text:span text:style-name="T13"><text:tab/>ZSR-Nr. <text:tab/>■</text:span><text:span text:style-name="T7"> <text:s/>[Mandant.KSK]<text:tab/>Tel. 052 624 40 77 <text:s text:c="7"/>Fax 052 624 92 38<text:tab/>E-Mail: </text:span></text:p>
          <text:p text:style-name="P2">Leistungserbringer<text:tab/><text:span text:style-name="T13">EAN-Nr.<text:tab/>■</text:span><text:span text:style-name="T7"> <text:s/>[Mandant.EAN] <text:s text:c="2"/>[Mandant.Name] [Mandant.Vorname] <text:s text:c="13"/>Rietstrasse 30 <text:s text:c="13"/>8200 Schaffhausen</text:span></text:p>
          <text:p text:style-name="P4"><text:tab/>ZSR-Nr./NIF-Nr.<text:tab/>■ <text:span text:style-name="T10"><text:s/>[NIF]<text:tab/>Tel. 052 624 40 77 <text:s text:c="7"/>Fax 052 624 92 38<text:tab/>E-Mail: </text:span></text:p>
        </draw:text-box>
      </draw:frame>
      <text:p text:style-name="P12"><text:span text:style-name="T19">[Titel]</text:span><text:tab/><text:tab/><text:tab/><text:tab/><text:tab/><text:tab/><text:tab/><text:span text:style-name="T5">Release</text:span><text:span text:style-name="T4"> <text:s/></text:span><text:span text:style-name="T3">■</text:span><text:span text:style-name="T7"> </text:span><text:span text:style-name="T12"><text:s text:c="2"/>4.4<text:tab/><text:tab/></text:span><text:span text:style-name="T19">M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14">[Rechnungszeilen]</text:p>
      <text:p text:style-name="P15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de" fo:country="DE" style:font-name-asian="Times New Roman" style:font-family-asian="'Times New Roman'" style:font-family-generic-asian="roman" style:font-pitch-asian="variable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Tahoma" fo:font-family="Tahoma" style:font-family-generic="swiss" style:font-pitch="variable" fo:font-size="8pt" fo:language="de" fo:country="CH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/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6-05-18T08:42:33</meta:creation-date>
    <dc:date>2016-04-20T17:45:52.61</dc:date>
    <meta:print-date>2021-01-03T14:04:56.89</meta:print-date>
    <dc:language>de-DE</dc:language>
    <meta:editing-cycles>47</meta:editing-cycles>
    <meta:editing-duration>PT12H23M55S</meta:editing-duration>
    <meta:printed-by>Gerry Weirich</meta:printed-by>
    <meta:document-statistic meta:table-count="0" meta:image-count="0" meta:object-count="0" meta:page-count="1" meta:paragraph-count="32" meta:word-count="166" meta:character-count="1455" meta:non-whitespace-character-count="1159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